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ontinous Delivery in Kbuernetes with ArgoCD with Brent Laste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 to GitOps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An approach to contnious delivery for infrastrucutre and workloads</text:span></text:p>
                <text:list>
                  <text:list-item>
                    <text:p><text:span text:style-name="T1">Using Git as the Single Source of Truth</text:span></text:p>
                  </text:list-item>
                </text:list>
              </text:list-item>
              <text:list-item>
                <text:p><text:span text:style-name="T1">Per k8s this mean using pushes/pull request instead of help install/upgrade when to add/change spec</text:span></text:p>
              </text:list-item>
              <text:list-item>
                <text:p><text:span text:style-name="T1">create build artifacts and promotes them to production</text:span></text:p>
              </text:list-item>
              <text:list-item>
                <text:p><text:span text:style-name="T1">In GitOps pipeline model any change to production must be made in source control prior to being applied to the cluster</text:span></text:p>
              </text:list-item>
              <text:list-item>
                <text:p><text:span text:style-name="T1">Advantageous </text:span></text:p>
                <text:list>
                  <text:list-item>
                    <text:p><text:span text:style-name="T1">Code review for changes</text:span></text:p>
                  </text:list-item>
                  <text:list-item>
                    <text:p><text:span text:style-name="T1">Tracking of who did what</text:span></text:p>
                  </text:list-item>
                  <text:list-item>
                    <text:p><text:span text:style-name="T1">Rollback is via Git </text:span></text:p>
                  </text:list-item>
                  <text:list-item>
                    <text:p><text:span text:style-name="T1">Whole Infrastructure can be recreated from source control</text:span></text:p>
                  </text:list-item>
                </text:list>
              </text:list-item>
              <text:list-item>
                <text:p><text:span text:style-name="T1">Advantagous of gitops</text:span></text:p>
                <text:list>
                  <text:list-item>
                    <text:p><text:span text:style-name="T1">Declarative </text:span></text:p>
                  </text:list-item>
                  <text:list-item>
                    <text:p><text:span text:style-name="T1">Version Control </text:span></text:p>
                  </text:list-item>
                  <text:list-item>
                    <text:p><text:span text:style-name="T1">Automated</text:span></text:p>
                  </text:list-item>
                  <text:list-item>
                    <text:p><text:span text:style-name="T1">Repeatable</text:span></text:p>
                  </text:list-item>
                  <text:list-item>
                    <text:p><text:span text:style-name="T1">Single Source of Truth</text:span></text:p>
                  </text:list-item>
                  <text:list-item>
                    <text:p><text:span text:style-name="T1">Generally Faster</text:span><text:span text:style-name="T1"><text:tab/></text:span><text:span text:style-name="T1"><text:tab/></text:span><text:span text:style-name="T1"><text:tab/></text:span><text:span text:style-name="T1">respond to changes</text:span></text:p>
                  </text:list-item>
                  <text:list-item>
                    <text:p><text:span text:style-name="T1">Less Opportunity for error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Introduction to GitOps</text:p>
          </draw:text-box>
        </draw:frame>
        <draw:frame presentation:style-name="pr5" draw:text-style-name="P3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<text:span text:style-name="T1">Argo – A tool for Git Ops</text:span></text:p>
                <text:list>
                  <text:list-item>
                    <text:p><text:span text:style-name="T1">When there is a push to git argo will reinstall the application.</text:span></text:p>
                  </text:list-item>
                </text:list>
              </text:list-item>
              <text:list-item>
                <text:p><text:span text:style-name="T1">What do you need </text:span></text:p>
                <text:list>
                  <text:list-item>
                    <text:p><text:span text:style-name="T1">A git repository with your workloads definitions in YAML format, helm charts and any other kubernets customer resources that defined your cluster desired state ( config repository)</text:span></text:p>
                  </text:list-item>
                  <text:list-item>
                    <text:p><text:span text:style-name="T1">A container registry where you CI system pushes immutable images ( no latest tags, use semantic version or git commit sha)</text:span></text:p>
                  </text:list-item>
                  <text:list-item>
                    <text:p><text:span text:style-name="T1">A controller operator or other proces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rgo Cd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eclarative GitOps tools used to deploy applications to k8s</text:p>
              </text:list-item>
              <text:list-item>
                <text:p>Easy to configure lightweight</text:p>
              </text:list-item>
              <text:list-item>
                <text:p>Intendend only for k8</text:p>
              </text:list-item>
              <text:list-item>
                <text:p>How it works </text:p>
                <text:list>
                  <text:list-item>
                    <text:p>Spins up its own controller in the cluster</text:p>
                    <text:list>
                      <text:list-item>
                        <text:p>A controller knows how to manage the lifecycle objects</text:p>
                      </text:list-item>
                    </text:list>
                  </text:list-item>
                  <text:list-item>
                    <text:p>Watches for changes in a repository</text:p>
                  </text:list-item>
                  <text:list-item>
                    <text:p>Compares against resources deployed in cluster</text:p>
                  </text:list-item>
                  <text:list-item>
                    <text:p>Synchronize St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Key Concep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pp/Application - group of k8s resources defined by a manifest to build the app</text:p>
              </text:list-item>
              <text:list-item>
                <text:p>Application source type - which build tool is used to build the app</text:p>
              </text:list-item>
              <text:list-item>
                <text:p>Live State – current state of the application in the cluster</text:p>
              </text:list-item>
              <text:list-item>
                <text:p>Target State – Desired state of application as stored in Git</text:p>
              </text:list-item>
              <text:list-item>
                <text:p>Sync Status - Is live the same as target</text:p>
              </text:list-item>
              <text:list-item>
                <text:p>Sync – updating app to the target state</text:p>
              </text:list-item>
              <text:list-item>
                <text:p>Sync – Operation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rgo Cd App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 group of resources defined by a manifest</text:p>
              </text:list-item>
              <text:list-item>
                <text:p>Used to monitor repository and update cluster</text:p>
              </text:list-item>
              <text:list-item>
                <text:p>What is specified in the App</text:p>
                <text:list>
                  <text:list-item>
                    <text:p>Argo CD Project</text:p>
                  </text:list-item>
                  <text:list-item>
                    <text:p>Source Repo</text:p>
                  </text:list-item>
                  <text:list-item>
                    <text:p>Revision</text:p>
                  </text:list-item>
                  <text:list-item>
                    <text:p>Path </text:p>
                  </text:list-item>
                  <text:list-item>
                    <text:p>cluster</text:p>
                    <text:list>
                      <text:list-item>
                        <text:p>namespace in the clus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rgo Cd App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ding Argo Cd app8</text:p>
                <text:list>
                  <text:list-item>
                    <text:p>can create via </text:p>
                    <text:list>
                      <text:list-item>
                        <text:p>command line </text:p>
                      </text:list-item>
                      <text:list-item>
                        <text:p>web </text:p>
                      </text:list-item>
                      <text:list-item>
                        <text:p>kubernetes manifest</text:p>
                      </text:list-item>
                    </text:list>
                  </text:list-item>
                  <text:list-item>
                    <text:p>All we are doing is define objects in kubernetes</text:p>
                  </text:list-item>
                </text:list>
              </text:list-item>
              <text:list-item>
                <text:p>Tools to create the application </text:p>
                <text:list>
                  <text:list-item>
                    <text:p>kustomoize</text:p>
                  </text:list-item>
                  <text:list-item>
                    <text:p>helm</text:p>
                  </text:list-item>
                  <text:list-item>
                    <text:p>ksonnet</text:p>
                  </text:list-item>
                  <text:list-item>
                    <text:p>jsonnect </text:p>
                  </text:list-item>
                  <text:list-item>
                    <text:p>plain yaml collection 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rgos State Machin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rgoCD Health and Sync Status</text:p>
          </draw:text-box>
        </draw:frame>
        <draw:frame presentation:style-name="pr5" draw:text-style-name="P1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Health Status</text:p>
                <text:list>
                  <text:list-item>
                    <text:p>health status of app running in cluster</text:p>
                    <text:list>
                      <text:list-item>
                        <text:p>Progressing – waiting for rollout to be completed and observable</text:p>
                      </text:list-item>
                      <text:list-item>
                        <text:p>healthy – health checks indicate items are present and working as expected</text:p>
                      </text:list-item>
                      <text:list-item>
                        <text:p>Degraded – The roll out is invalid</text:p>
                      </text:list-item>
                      <text:list-item>
                        <text:p>Suspended – the roll out is paused</text:p>
                      </text:list-item>
                      <text:list-item>
                        <text:p>Missing – the rollout has not occurred</text:p>
                      </text:list-item>
                    </text:list>
                  </text:list-item>
                </text:list>
              </text:list-item>
              <text:list-item>
                <text:p>Sync Status</text:p>
                <text:list>
                  <text:list-item>
                    <text:p>Where or not the version of your app is up to date with your cluster deployment</text:p>
                  </text:list-item>
                </text:list>
              </text:list-item>
              <text:list-item>
                <text:p>Last Sync Status </text:p>
                <text:list>
                  <text:list-item>
                    <text:p>Whether or not your last app sync was successful ( to the cluster )</text:p>
                  </text:list-item>
                  <text:list-item>
                    <text:p>not necessarily the same as sync status</text:p>
                  </text:list-item>
                  <text:list-item>
                    <text:p>example: somethying may have disappeared in the cluster</text:p>
                  </text:list-item>
                </text:list>
              </text:list-item>
              <text:list-item>
                <text:p>Built in resource health checks</text:p>
                <text:list>
                  <text:list-item>
                    <text:p>Deployment, ReplicaSet, StatefulSet, DaemonSet</text:p>
                    <text:list>
                      <text:list-item>
                        <text:p>Observed = Desired</text:p>
                      </text:list-item>
                      <text:list-item>
                        <text:p># of update replicas = #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nual Sync</text:p>
          </draw:text-box>
        </draw:frame>
        <draw:frame presentation:style-name="pr5" draw:text-style-name="P1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Prune – Allow deleting reosurces that re unexpected / no longer tracked in Git</text:p>
              </text:list-item>
              <text:list-item>
                <text:p>Dry Run – Preview what an apply operatin would do without affecting the cluster</text:p>
                <text:list>
                  <text:list-item>
                    <text:p>performs a kubectl apply --dry-run w/o acutaully doing the sync</text:p>
                  </text:list-item>
                </text:list>
              </text:list-item>
              <text:list-item>
                <text:p>Apply Only - skip / pre/post sync host</text:p>
              </text:list-item>
              <text:list-item>
                <text:p>Force – Use a force apply (kubectl apply --force)</text:p>
                <text:list>
                  <text:list-item>
                    <text:p>--force flag deletes and re-creates reosue(s) when patch encounters conflict after 5 ret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ync Understand what is happen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Progressing or Degraded State</text:p>
              </text:list-item>
              <text:list-item>
                <text:p>Items out of sync indicated by broken heart</text:p>
              </text:list-item>
              <text:list-item>
                <text:p>Click on item to see summary events and log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mparing Live v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History and Rollback</text:p>
          </draw:text-box>
        </draw:frame>
        <draw:frame presentation:style-name="pr5" draw:text-style-name="P1" draw:layer="layout" svg:width="26.091cm" svg:height="11.555cm" svg:x="0.508cm" svg:y="3.685cm" presentation:class="outline" presentation:user-transformed="true">
          <draw:text-box>
            <text:list text:style-name="L2">
              <text:list-item>
                <text:p>Argo CD keeps track of the various versions deployed</text:p>
              </text:list-item>
              <text:list-item>
                <text:p>Allows you to go back to a previous state</text:p>
              </text:list-item>
              <text:list-item>
                <text:p>invoke via History and Rollback</text:p>
              </text:list-item>
              <text:list-item>
                <text:p>Select deployent, 3 dots, and rollbac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mated Sync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ArgoCD creates manual trigger by default</text:p>
              </text:list-item>
              <text:list-item>
                <text:p>Has the ability to automatically sync application</text:p>
                <text:list>
                  <text:list-item>
                    <text:p>sync happens when differences are detected </text:p>
                    <text:list>
                      <text:list-item>
                        <text:p>between intended manifests in Git and live state of cluster</text:p>
                      </text:list-item>
                    </text:list>
                  </text:list-item>
                  <text:list-item>
                    <text:p>allows CI/CD pipelines to not need direct acces to API server to do deployment</text:p>
                  </text:list-item>
                  <text:list-item>
                    <text:p>pipeline just does commit and pushes to Git repo with manifest changes</text:p>
                  </text:list-item>
                  <text:list-item>
                    <text:p>To Turn on automated sync</text:p>
                    <text:list>
                      <text:list-item>
                        <text:p>command line: argocd app set &lt;APPName&gt; –sync-policy automated</text:p>
                      </text:list-item>
                      <text:list-item>
                        <text:p>application manifest:</text:p>
                        <text:list>
                          <text:list-item>
                            <text:p>spec:</text:p>
                            <text:list>
                              <text:list-item>
                                <text:p>syncPolicy:</text:p>
                                <text:list>
                                  <text:list-item>
                                    <text:p>automate: {}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utomate Sync Behavior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Only occurs if application is OutOfSync</text:p>
              </text:list-item>
              <text:list-item>
                <text:p>Only attempts one sync per unique combination of commit SHA1 and parameters of the app</text:p>
                <text:list>
                  <text:list-item>
                    <text:p>If most recent sync was successful and was against the same commit SHA1 and app parameters, won’t do 2<text:span text:style-name="T2">nd</text:span> sync unless “selfHeal” flag is true</text:p>
                  </text:list-item>
                  <text:list-item>
                    <text:p>if selfHeal flag is tru, sync will be attempted again af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rgo Cd Projects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Functions </text:p>
                <text:list>
                  <text:list-item>
                    <text:p>Logical group of applications </text:p>
                  </text:list-item>
                  <text:list-item>
                    <text:p>Helpful for organizations by teams</text:p>
                    <text:list>
                      <text:list-item>
                        <text:p>isolates teams from each other</text:p>
                      </text:list-item>
                    </text:list>
                  </text:list-item>
                  <text:list-item>
                    <text:p>Defines resources available to apps</text:p>
                  </text:list-item>
                  <text:list-item>
                    <text:p>Features</text:p>
                    <text:list>
                      <text:list-item>
                        <text:p>Defines restrictions ( limited set to choose from )</text:p>
                        <text:list>
                          <text:list-item>
                            <text:p>while repos can be used for application source</text:p>
                          </text:list-item>
                          <text:list-item>
                            <text:p>kinds that can be deployed ( CRDs RBAC, Network policy )</text:p>
                          </text:list-item>
                          <text:list-item>
                            <text:p>which teams of users have acce to app in project</text:p>
                          </text:list-item>
                        </text:list>
                      </text:list-item>
                      <text:list-item>
                        <text:p>Rol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rgoCD Projects Creations</text:p>
          </draw:text-box>
        </draw:frame>
        <draw:frame presentation:style-name="pr5" draw:text-style-name="P1" draw:layer="layout" svg:width="26.345cm" svg:height="11.809cm" svg:x="0.254cm" svg:y="3.685cm" presentation:class="outline" presentation:user-transformed="true">
          <draw:text-box>
            <text:list text:style-name="L2">
              <text:list-item>
                <text:p>create via </text:p>
                <text:list>
                  <text:list-item>
                    <text:p>argocd proj create -f &lt;filename&gt;</text:p>
                  </text:list-item>
                  <text:list-item>
                    <text:p>k apply -f &lt;filename&gt; -n argocd</text:p>
                  </text:list-item>
                </text:list>
              </text:list-item>
              <text:list-item>
                <text:p>can also create via manifest</text:p>
                <text:list>
                  <text:list-item>
                    <text:p>apiVersion = argoproj.io/v1alpha1</text:p>
                  </text:list-item>
                  <text:list-item>
                    <text:p>kind=AppProject</text:p>
                  </text:list-item>
                </text:list>
              </text:list-item>
              <text:list-item>
                <text:p>Add Source</text:p>
                <text:list>
                  <text:list-item>
                    <text:p>git repository</text:p>
                  </text:list-item>
                  <text:list-item>
                    <text:p>argocd proj add-source</text:p>
                  </text:list-item>
                  <text:list-item>
                    <text:p>must be added to argocd first </text:p>
                    <text:list>
                      <text:list-item>
                        <text:p>via argo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pp Type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What is Helm</text:p>
          </draw:text-box>
        </draw:frame>
        <draw:frame presentation:style-name="pr5" draw:text-style-name="P1" draw:layer="layout" svg:width="26.345cm" svg:height="11.555cm" svg:x="0.254cm" svg:y="3.685cm" presentation:class="outline" presentation:user-transformed="true">
          <draw:text-box>
            <text:list text:style-name="L2">
              <text:list-item>
                <text:p>See lin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How does Helm Simplify thing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raditional deployment in Kubernets is done with kubectl across files into speartely managed item</text:p>
              </text:list-item>
              <text:list-item>
                <text:p>Helm deploys units called charts as managed release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Helm Install a Char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helm install &lt;chart&gt;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How values are resolved in HELM</text:p>
          </draw:text-box>
        </draw:frame>
        <draw:frame presentation:style-name="pr5" draw:text-style-name="P1" draw:layer="layout" svg:width="25.583cm" svg:height="11.555cm" svg:x="1.016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ools to create manifest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Continous Delivery Practic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utomation of software production process</text:p>
              </text:list-item>
              <text:list-item>
                <text:p>Combines</text:p>
                <text:list>
                  <text:list-item>
                    <text:p>Continous Inetegration </text:p>
                  </text:list-item>
                  <text:list-item>
                    <text:p>Continous Testing</text:p>
                  </text:list-item>
                  <text:list-item>
                    <text:p>Continuou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Deployment Pipeline</text:p>
          </draw:text-box>
        </draw:frame>
        <draw:frame presentation:style-name="pr5" draw:text-style-name="P1" draw:layer="layout" svg:width="26.091cm" svg:height="10.793cm" svg:x="0.508cm" svg:y="3.685cm" presentation:class="outline" presentation:user-transformed="true">
          <draw:text-box>
            <text:list text:style-name="L2">
              <text:list-item>
                <text:p>An automated implementation of your application’s build</text:p>
              </text:list-item>
              <text:list-item>
                <text:p>Every change made to confguration, source code, environment or data triggers a new instance of the pipeli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Jenki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Open source framework for CI/CD creating pipelines</text:p>
              </text:list-item>
              <text:list-item>
                <text:p>Monitors execution of repeated jobs, provides notifications , records results, distrubit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Jenkins Object Model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What is Jenkins 2 (2.0+)</text:p>
          </draw:text-box>
        </draw:frame>
        <draw:frame presentation:style-name="pr5" draw:text-style-name="P1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features</text:p>
                <text:list>
                  <text:list-item>
                    <text:p>next evolution jenkins</text:p>
                  </text:list-item>
                  <text:list-item>
                    <text:p>include more integrated support for pipelines as code</text:p>
                  </text:list-item>
                  <text:list-item>
                    <text:p>provide DSL – Pipeline programming language</text:p>
                  </text:list-item>
                  <text:list-item>
                    <text:p>Support for pipeline scripts stored in source contr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The Jenkins Fil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ipeline script stored in SCM</text:p>
              </text:list-item>
              <text:list-item>
                <text:p>can developer in the job and then transfer to Jenkinsfile</text:p>
              </text:list-item>
              <text:list-item>
                <text:p>Granuality is per branch, per projec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ultibranch Pipelin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atching branch in Git to understand when something has change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Kustomize</text:p>
          </draw:text-box>
        </draw:frame>
        <draw:frame presentation:style-name="pr5" draw:text-style-name="P1" draw:layer="layout" svg:width="26.286cm" svg:height="11.047cm" svg:x="1.4cm" svg:y="3.685cm" presentation:class="outline" presentation:user-transformed="true">
          <draw:text-box>
            <text:list text:style-name="L2">
              <text:list-item>
                <text:p>Kustimize creates modified kubernetes manifest by “overlaying” declarative speicification on top of existing Kubernetes manifest</text:p>
              </text:list-item>
              <text:list-item>
                <text:p>Changes to make/overlay are stored in a spearate file called kustomization.yaml</text:p>
              </text:list-item>
              <text:list-item>
                <text:p>Kustomize reads the kustomization.yaml and the kubernete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imple Exmple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Variants</text:p>
          </draw:text-box>
        </draw:frame>
        <draw:frame presentation:style-name="pr5" draw:text-style-name="P1" draw:layer="layout" svg:width="25.453cm" svg:height="11.555cm" svg:x="0.508cm" svg:y="3.685cm" presentation:class="outline" presentation:user-transformed="true">
          <draw:text-box>
            <text:list text:style-name="L2">
              <text:list-item>
                <text:p>Commons use case is needing multiple variations of a set of common resource ( dev,stage, prod).</text:p>
              </text:list-item>
              <text:list-item>
                <text:p>To do this, Kustomize has concept of overlay and base</text:p>
                <text:list>
                  <text:list-item>
                    <text:p>Bo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Kutomize Bas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Oroginal resource + Kustomization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Jenkins File Part 1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Jenkins File Part 2</text:p>
          </draw:text-box>
        </draw:frame>
        <draw:frame presentation:style-name="pr5" draw:text-style-name="P1" draw:layer="layout" svg:width="26.032cm" svg:height="11.555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Project Repositorie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Environment Topics Notifcations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3-07-03T19:38:57.348965398</meta:creation-date>
    <meta:editing-duration>P7DT20H31M</meta:editing-duration>
    <meta:editing-cycles>2</meta:editing-cycles>
    <meta:generator>LibreOffice/6.3.4.2$MacOSX_X86_64 LibreOffice_project/60da17e045e08f1793c57c00ba83cdfce946d0aa</meta:generator>
    <dc:date>2023-07-10T23:44:26.334918669</dc:date>
    <meta:document-statistic meta:object-count="173"/>
  </office:meta>
</office:document-meta>
</file>